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2" svg:stroke-width="0.02cm" svg:stroke-color="#ff7f00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6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Predefinito">
        <draw:line draw:style-name="gr1" draw:text-style-name="P1" draw:layer="layout" svg:x1="3.9cm" svg:y1="0.3cm" svg:x2="3.9cm" svg:y2="4.2cm">
          <text:p/>
        </draw:line>
        <draw:line draw:style-name="gr1" draw:text-style-name="P1" draw:layer="layout" svg:x1="2cm" svg:y1="0.3cm" svg:x2="2cm" svg:y2="4.2cm">
          <text:p/>
        </draw:line>
        <draw:g>
          <svg:title>TexMaths</svg:title>
          <svg:desc>10§display§Z_A
§svg§600§TRUE§</svg:desc>
          <draw:polygon draw:style-name="gr2" draw:text-style-name="P2" draw:layer="layout" svg:width="0.449cm" svg:height="0.292cm" svg:x="5.32cm" svg:y="2.031cm" svg:viewBox="0 0 450 293" draw:points="225,293 0,293 0,0 450,0 450,293">
            <text:p/>
          </draw:polygon>
          <draw:path draw:style-name="gr3" draw:text-style-name="P3" draw:layer="layout" svg:width="0.233cm" svg:height="0.24cm" svg:x="5.34cm" svg:y="2.03cm" svg:viewBox="0 0 234 241" svg:d="M233 9c0-2 1-3 1-6s-1-3-9-3h-148c-8 0-9 0-11 7l-20 63c0 2 0 5 0 5 0 1 0 4 4 4 3 0 4-2 4-3 14-42 32-65 87-65h57l-196 221c0 0-2 5-2 6 0 3 2 3 9 3h153c8 0 9 0 11-7l25-78c0-1 2-4 2-5 0-2-2-4-5-4s-4 1-6 8c-16 48-32 74-92 74h-61z">
            <text:p/>
          </draw:path>
          <draw:path draw:style-name="gr3" draw:text-style-name="P3" draw:layer="layout" svg:width="0.185cm" svg:height="0.175cm" svg:x="5.573cm" svg:y="2.148cm" svg:viewBox="0 0 186 176" svg:d="M37 147c-9 13-17 20-31 20-3 0-6 0-6 6 0 2 2 3 3 3 7 0 15-1 22-1 8 0 17 1 25 1 1 0 5 0 5-5 0-4-3-4-4-4-2 0-11 0-11-7 0-3 2-7 4-9l19-31h71l6 41c-1 2-3 6-17 6-3 0-6 0-6 6 0 1 0 3 4 3 7 0 24-1 32-1 4 0 9 0 14 0 4 1 10 1 14 1 3 0 5-1 5-5s-3-4-7-4c-14 0-15-1-16-8l-22-152c0-5 0-7-5-7s-7 2-9 6zM70 111l51-81 12 81z">
            <text:p/>
          </draw:path>
        </draw:g>
        <draw:connector draw:style-name="gr4" draw:text-style-name="P4" draw:layer="layout" draw:line-skew="0cm 0.31cm" svg:x1="2.1cm" svg:y1="1.5cm" svg:x2="4.991cm" svg:y2="1.7cm" draw:start-shape="id1" draw:start-glue-point="10" draw:end-shape="id2" draw:end-glue-point="0" svg:d="M2100 1500h1342 1549v200" svg:viewBox="0 0 2892 201">
          <text:p/>
        </draw:connector>
        <draw:custom-shape draw:style-name="gr5" draw:text-style-name="P1" xml:id="id2" draw:id="id2" draw:layer="layout" svg:width="0.418cm" svg:height="0.9cm" svg:x="4.782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cm -0.31cm" svg:x1="2.101cm" svg:y1="2.8cm" svg:x2="4.991cm" svg:y2="2.6cm" draw:start-shape="id3" draw:start-glue-point="10" draw:end-shape="id2" draw:end-glue-point="2" svg:d="M2101 2800h1341 1549v-200" svg:viewBox="0 0 2891 201">
          <text:p/>
        </draw:connector>
        <draw:g>
          <svg:title>TexMaths</svg:title>
          <svg:desc>10§display§Z_C

§svg§600§TRUE§</svg:desc>
          <draw:polygon draw:style-name="gr2" draw:text-style-name="P2" draw:layer="layout" svg:width="0.457cm" svg:height="0.291cm" svg:x="2.642cm" svg:y="2.003cm" svg:viewBox="0 0 458 292" draw:points="229,292 0,292 0,0 458,0 458,292">
            <text:p/>
          </draw:polygon>
          <draw:path draw:style-name="gr3" draw:text-style-name="P3" draw:layer="layout" svg:width="0.234cm" svg:height="0.239cm" svg:x="2.662cm" svg:y="2.002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3" draw:text-style-name="P3" draw:layer="layout" svg:width="0.19cm" svg:height="0.177cm" svg:x="2.898cm" svg:y="2.122cm" svg:viewBox="0 0 191 178" svg:d="M191 3c0-1 0-3-3-3-1 0-2 1-5 3l-17 19c-3-3-16-22-47-22-60 0-119 53-119 109 0 40 32 69 76 69 13 0 37-2 63-24 19-17 24-38 24-40 0-3-3-3-4-3-3 0-4 2-4 4-10 34-45 54-75 54-26 0-55-13-55-52 0-8 1-47 30-78 17-19 43-30 67-30 28 0 45 21 45 49 0 6 0 8 0 9 0 3 3 3 4 3 4 0 4 0 5-4z">
            <text:p/>
          </draw:path>
        </draw:g>
        <draw:custom-shape draw:style-name="gr6" draw:text-style-name="P5" xml:id="id1" draw:id="id1" draw:layer="layout" svg:width="0.2cm" svg:height="0.2cm" svg:x="1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3.8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0.2cm" svg:height="0.2cm" svg:x="1.90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3.802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.9cm" svg:y1="2.8cm" svg:x2="1.1cm" svg:y2="2.8cm">
          <text:p/>
        </draw:line>
        <draw:line draw:style-name="gr7" draw:text-style-name="P1" draw:layer="layout" svg:x1="1.9cm" svg:y1="1.5cm" svg:x2="1.1cm" svg:y2="1.5cm">
          <text:p/>
        </draw:line>
        <draw:line draw:style-name="gr7" draw:text-style-name="P1" draw:layer="layout" svg:x1="1.1cm" svg:y1="0.3cm" svg:x2="1.1cm" svg:y2="1.5cm">
          <text:p/>
        </draw:line>
        <draw:line draw:style-name="gr7" draw:text-style-name="P1" draw:layer="layout" svg:x1="1.1cm" svg:y1="2.8cm" svg:x2="1.1cm" svg:y2="4cm">
          <text:p/>
        </draw:line>
        <draw:g>
          <svg:title>TexMaths</svg:title>
          <svg:desc>10§display§\vec{E}_i

§svg§600§TRUE§</svg:desc>
          <draw:polygon draw:style-name="gr2" draw:text-style-name="P2" draw:layer="layout" svg:width="0.357cm" svg:height="0.392cm" svg:x="0.242cm" svg:y="1.903cm" svg:viewBox="0 0 358 393" draw:points="179,393 0,393 0,0 358,0 358,393">
            <text:p/>
          </draw:polygon>
          <draw:path draw:style-name="gr3" draw:text-style-name="P3" draw:layer="layout" svg:width="0.156cm" svg:height="0.069cm" svg:x="0.36cm" svg:y="1.902cm" svg:viewBox="0 0 157 70" svg:d="M125 42c-4 5-16 15-16 21 0 4 3 7 7 7 3 0 5-2 6-4 5-5 13-16 28-24 3 0 7-3 7-7 0-3-3-5-6-7-7-6-11-12-14-20-1-3-2-8-8-8-4 0-6 5-6 7 0 3 2 14 8 21h-119c-6 0-12 0-12 7s6 7 12 7z">
            <text:p/>
          </draw:path>
          <draw:path draw:style-name="gr3" draw:text-style-name="P3" draw:layer="layout" svg:width="0.255cm" svg:height="0.239cm" svg:x="0.256cm" svg:y="2.003cm" svg:viewBox="0 0 256 240" svg:d="M236 158c1-2 1-4 1-5s0-4-4-4c-3 0-4 2-4 4-23 53-36 76-96 76h-51c-5 0-6 0-8 0-4-1-5-1-5-4 0-1 0-2 2-8l24-96h34c31 0 31 7 31 16 0 2 0 6-3 17 0 2-1 3-1 4 0 2 1 4 5 4 2 0 4-2 5-7l20-83c0-2-2-3-5-3s-3 1-4 5c-8 28-14 36-47 36h-33l22-85c2-13 3-14 18-14h50c43 0 54 10 54 39 0 8 0 9-1 19 0 2-1 5-1 6 0 2 2 4 5 4s4-1 5-9l7-60c1-10-1-10-10-10h-178c-7 0-10 0-10 7 0 4 3 4 9 4 13 0 23 0 23 7 0 0 0 1-1 8l-47 186c-4 14-4 17-32 17-6 0-10 0-10 6 0 5 3 5 10 5h183c8 0 8-1 11-6z">
            <text:p/>
          </draw:path>
          <draw:path draw:style-name="gr3" draw:text-style-name="P3" draw:layer="layout" svg:width="0.074cm" svg:height="0.165cm" svg:x="0.512cm" svg:y="2.132cm" svg:viewBox="0 0 75 166" svg:d="M69 10c0-4-3-10-10-10s-14 6-14 14c0 4 3 9 10 9s14-7 14-13zM18 135c-1 3-2 6-2 11 0 11 10 20 23 20 26 0 36-34 36-37s-3-3-4-3c-3 0-3 1-5 4-5 20-16 29-26 29-5 0-6-3-6-9 0-5 2-9 4-15 3-7 5-13 8-20 2-5 11-29 12-31s2-6 2-8c0-12-10-21-24-21-25 0-36 34-36 38 0 3 3 3 4 3 4 0 4-2 5-4 6-22 17-30 26-30 4 0 7 2 7 8s-2 10-8 2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23:33:53.221638573</dc:date>
    <meta:editing-duration>PT1H49M44S</meta:editing-duration>
    <meta:editing-cycles>24</meta:editing-cycles>
    <meta:generator>LibreOffice/5.3.3.2$Linux_X86_64 LibreOffice_project/30m0$Build-2</meta:generator>
    <meta:document-statistic meta:object-count="26"/>
  </office:meta>
</office:document-meta>
</file>